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6025" officeooo:paragraph-rsid="00156025"/>
    </style:style>
    <style:style style:name="P2" style:family="paragraph" style:parent-style-name="Standard">
      <style:paragraph-properties fo:text-align="start" style:justify-single-word="false"/>
      <style:text-properties officeooo:rsid="00156025" officeooo:paragraph-rsid="001560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ming Contest Rubric</text:p>
      <text:p text:style-name="P1"/>
      <text:p text:style-name="P1"/>
      <text:p text:style-name="P2">Playability (does it work well or is it broken?)</text:p>
      <text:p text:style-name="P2">0 <text:s/>1 <text:s/>2 <text:s/>3 <text:s/>4 <text:s/>5</text:p>
      <text:p text:style-name="P1"/>
      <text:p text:style-name="P1">Enjoyability (is it fun?)</text:p>
      <text:p text:style-name="P2">0 <text:s/>1 <text:s/>2 <text:s/>3 <text:s/>4 <text:s/>5</text:p>
      <text:p text:style-name="P1"/>
      <text:p text:style-name="P1">Difficulty to create (How hard it was to do, e.g. a graphical game is more difficult than a text-based game)</text:p>
      <text:p text:style-name="P2">0 <text:s/>1 <text:s/>2 <text:s/>3 <text:s/>4 <text:s/>5</text:p>
      <text:p text:style-name="P1"/>
      <text:p text:style-name="P1">Class standing</text:p>
      <text:p text:style-name="P1">Senior (+0) Junior (+1) Sophomore (+2) Freshman (+4)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7T11:54:56.229183925</meta:creation-date>
    <dc:date>2016-02-27T12:07:37.810209153</dc:date>
    <meta:editing-duration>P0D</meta:editing-duration>
    <meta:editing-cycles>1</meta:editing-cycles>
    <meta:document-statistic meta:table-count="0" meta:image-count="0" meta:object-count="0" meta:page-count="1" meta:paragraph-count="9" meta:word-count="64" meta:character-count="321" meta:non-whitespace-character-count="251"/>
    <meta:generator>LibreOffice/4.2.8.2$Linux_X86_64 LibreOffice_project/420m0$Build-2</meta:generator>
  </office:meta>
</office:document-meta>
</file>